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fo:font-size="10pt" style:font-size-asian="10pt"/>
    </style:style>
    <style:style style:name="T3" style:parent-style-name="DefaultParagraphFont" style:family="text">
      <style:text-properties fo:font-size="10pt" style:font-size-asian="10pt"/>
    </style:style>
    <style:style style:name="T4" style:parent-style-name="DefaultParagraphFont" style:family="text">
      <style:text-properties fo:font-style="italic" style:font-style-asian="italic" fo:font-size="10pt" style:font-size-asian="10pt"/>
    </style:style>
    <style:style style:name="T5" style:parent-style-name="DefaultParagraphFont" style:family="text">
      <style:text-properties fo:font-size="10pt" style:font-size-asian="10pt"/>
    </style:style>
    <style:style style:name="T6" style:parent-style-name="DefaultParagraphFont" style:family="text">
      <style:text-properties fo:font-style="italic" style:font-style-asian="italic" fo:font-size="10pt" style:font-size-asian="10pt"/>
    </style:style>
    <style:style style:name="T7" style:parent-style-name="DefaultParagraphFont" style:family="text">
      <style:text-properties fo:font-style="italic" style:font-style-asian="italic" fo:font-size="10pt" style:font-size-asian="10pt"/>
    </style:style>
    <style:style style:name="T8" style:parent-style-name="DefaultParagraphFont" style:family="text">
      <style:text-properties fo:font-style="italic" style:font-style-asian="italic" fo:font-size="10pt" style:font-size-asian="10pt"/>
    </style:style>
    <style:style style:name="T9" style:parent-style-name="DefaultParagraphFont" style:family="text">
      <style:text-properties fo:font-style="italic" style:font-style-asian="italic"/>
    </style:style>
    <style:style style:name="P10" style:parent-style-name="Normal" style:family="paragraph">
      <style:text-properties fo:font-style="italic" style:font-style-asian="italic" fo:font-size="10pt" style:font-size-asian="10pt"/>
    </style:style>
    <style:style style:name="P11" style:parent-style-name="Normal" style:family="paragraph">
      <style:text-properties fo:font-style="italic" style:font-style-asian="italic" fo:font-size="10pt" style:font-size-asian="10pt"/>
    </style:style>
    <style:style style:name="P12" style:parent-style-name="Normal" style:family="paragraph">
      <style:paragraph-properties fo:margin-left="0.5in">
        <style:tab-stops/>
      </style:paragraph-properties>
      <style:text-properties fo:font-style="italic" style:font-style-asian="italic" fo:font-size="10pt" style:font-size-asian="10pt"/>
    </style:style>
    <style:style style:name="T13" style:parent-style-name="DefaultParagraphFont" style:family="text">
      <style:text-properties fo:font-size="10pt" style:font-size-asian="10pt"/>
    </style:style>
    <style:style style:name="T14" style:parent-style-name="DefaultParagraphFont" style:family="text">
      <style:text-properties fo:font-style="italic" style:font-style-asian="italic" fo:font-size="10pt" style:font-size-asian="10pt"/>
    </style:style>
    <style:style style:name="T15" style:parent-style-name="DefaultParagraphFont" style:family="text">
      <style:text-properties fo:font-size="10pt" style:font-size-asian="10pt"/>
    </style:style>
    <style:style style:name="T16" style:parent-style-name="DefaultParagraphFont" style:family="text">
      <style:text-properties fo:font-style="italic" style:font-style-asian="italic" fo:font-size="10pt" style:font-size-asian="10pt"/>
    </style:style>
    <style:style style:name="P17" style:parent-style-name="Normal" style:family="paragraph">
      <style:paragraph-properties fo:margin-top="0.1666in"/>
    </style:style>
    <style:style style:name="P18" style:parent-style-name="Normal" style:family="paragraph">
      <style:paragraph-properties fo:margin-top="0.1666in"/>
    </style:style>
    <style:style style:name="P19" style:parent-style-name="Normal" style:family="paragraph">
      <style:paragraph-properties fo:margin-top="0.1666in"/>
    </style:style>
    <style:style style:name="P20" style:parent-style-name="Normal" style:family="paragraph">
      <style:paragraph-properties fo:margin-top="0.1666in"/>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fo:font-size="10pt" style:font-size-asian="10pt"/>
    </style:style>
    <style:style style:name="T23" style:parent-style-name="DefaultParagraphFont" style:family="text">
      <style:text-properties fo:font-style="italic" style:font-style-asian="italic"/>
    </style:style>
    <style:style style:name="P24" style:parent-style-name="Normal" style:family="paragraph">
      <style:paragraph-properties fo:margin-top="0.1666in"/>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fo:font-size="10pt" style:font-size-asian="10pt"/>
    </style:style>
    <style:style style:name="T27" style:parent-style-name="DefaultParagraphFont" style:family="text">
      <style:text-properties fo:font-style="italic" style:font-style-asian="italic"/>
    </style:style>
    <style:style style:name="P28" style:parent-style-name="Normal" style:family="paragraph">
      <style:paragraph-properties fo:margin-top="0.1666in"/>
    </style:style>
    <style:style style:name="T29" style:parent-style-name="DefaultParagraphFont" style:family="text">
      <style:text-properties style:text-position="super 63.6%"/>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fo:font-size="10pt" style:font-size-asian="10pt"/>
    </style:style>
    <style:style style:name="P32" style:parent-style-name="Normal" style:family="paragraph">
      <style:paragraph-properties fo:margin-top="0.1666in"/>
    </style:style>
    <style:style style:name="T33" style:parent-style-name="DefaultParagraphFont" style:family="text">
      <style:text-properties style:text-position="super 63.6%"/>
    </style:style>
    <style:style style:name="T34" style:parent-style-name="DefaultParagraphFont" style:family="text">
      <style:text-properties fo:font-style="italic" style:font-style-asian="italic" fo:font-size="10pt" style:font-size-asian="10pt"/>
    </style:style>
    <style:style style:name="P35" style:parent-style-name="Normal" style:family="paragraph">
      <style:paragraph-properties fo:margin-top="0.1666in"/>
    </style:style>
    <style:style style:name="T36" style:parent-style-name="DefaultParagraphFont" style:family="text">
      <style:text-properties fo:font-style="italic" style:font-style-asian="italic" fo:font-size="10pt" style:font-size-asian="10pt"/>
    </style:style>
    <style:style style:name="T37" style:parent-style-name="DefaultParagraphFont" style:family="text">
      <style:text-properties fo:font-style="italic" style:font-style-asian="italic" fo:font-size="10pt" style:font-size-asian="10pt"/>
    </style:style>
    <style:style style:name="T38" style:parent-style-name="DefaultParagraphFont" style:family="text">
      <style:text-properties fo:font-style="italic" style:font-style-asian="italic" fo:font-size="10pt" style:font-size-asian="10pt"/>
    </style:style>
    <style:style style:name="T39" style:parent-style-name="DefaultParagraphFont" style:family="text">
      <style:text-properties fo:font-style="italic" style:font-style-asian="italic" fo:font-size="10pt" style:font-size-asian="10pt"/>
    </style:style>
    <style:style style:name="P40" style:parent-style-name="Normal" style:family="paragraph">
      <style:paragraph-properties fo:margin-top="0.1666in"/>
    </style:style>
    <style:style style:name="T41" style:parent-style-name="DefaultParagraphFont" style:family="text">
      <style:text-properties fo:font-style="italic" style:font-style-asian="italic" fo:font-size="10pt" style:font-size-asian="10pt"/>
    </style:style>
    <style:style style:name="P42" style:parent-style-name="Normal" style:family="paragraph">
      <style:paragraph-properties fo:margin-top="0.1666in"/>
    </style:style>
    <style:style style:name="T43" style:parent-style-name="DefaultParagraphFont" style:family="text">
      <style:text-properties fo:font-style="italic" style:font-style-asian="italic" fo:font-size="10pt" style:font-size-asian="10pt"/>
    </style:style>
    <style:style style:name="T44" style:parent-style-name="DefaultParagraphFont" style:family="text">
      <style:text-properties fo:font-style="italic" style:font-style-asian="italic" fo:font-size="10pt" style:font-size-asian="10pt"/>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fo:font-size="10pt" style:font-size-asian="10pt"/>
    </style:style>
    <style:style style:name="P47" style:parent-style-name="ListParagraph" style:family="paragraph">
      <style:text-properties fo:font-style="italic" style:font-style-asian="italic" fo:font-size="10pt" style:font-size-asian="10pt"/>
    </style:style>
    <style:style style:name="P48" style:parent-style-name="ListParagraph" style:family="paragraph">
      <style:text-properties fo:font-style="italic" style:font-style-asian="italic" fo:font-size="10pt" style:font-size-asian="10pt"/>
    </style:style>
    <style:style style:name="P49" style:parent-style-name="ListParagraph" style:family="paragraph">
      <style:text-properties fo:font-style="italic" style:font-style-asian="italic" fo:font-size="10pt" style:font-size-asian="10pt"/>
    </style:style>
    <style:style style:name="P50" style:parent-style-name="ListParagraph" style:family="paragraph">
      <style:text-properties fo:font-style="italic" style:font-style-asian="italic" fo:font-size="10pt" style:font-size-asian="10pt"/>
    </style:style>
    <style:style style:name="T51" style:parent-style-name="DefaultParagraphFont" style:family="text">
      <style:text-properties fo:font-style="italic" style:font-style-asian="italic" fo:font-size="10pt" style:font-size-asian="10pt"/>
    </style:style>
    <style:style style:name="T52" style:parent-style-name="DefaultParagraphFont" style:family="text">
      <style:text-properties fo:font-style="italic" style:font-style-asian="italic" fo:font-size="10pt" style:font-size-asian="10pt"/>
    </style:style>
    <style:style style:name="T53" style:parent-style-name="DefaultParagraphFont" style:family="text">
      <style:text-properties fo:font-style="italic" style:font-style-asian="italic" fo:font-size="10pt" style:font-size-asian="10pt"/>
    </style:style>
    <style:style style:name="T54" style:parent-style-name="DefaultParagraphFont" style:family="text">
      <style:text-properties fo:font-style="italic" style:font-style-asian="italic" fo:font-size="10pt" style:font-size-asian="10pt"/>
    </style:style>
    <style:style style:name="T55" style:parent-style-name="DefaultParagraphFont" style:family="text">
      <style:text-properties fo:font-style="italic" style:font-style-asian="italic" fo:font-size="10pt" style:font-size-asian="10pt"/>
    </style:style>
    <style:style style:name="T56" style:parent-style-name="DefaultParagraphFont" style:family="text">
      <style:text-properties fo:font-style="italic" style:font-style-asian="italic" fo:font-size="10pt" style:font-size-asian="10pt"/>
    </style:style>
    <style:style style:name="T57" style:parent-style-name="DefaultParagraphFont" style:family="text">
      <style:text-properties fo:font-style="italic" style:font-style-asian="italic" fo:font-size="10pt" style:font-size-asian="10pt"/>
    </style:style>
    <style:style style:name="T58" style:parent-style-name="DefaultParagraphFont" style:family="text">
      <style:text-properties fo:font-style="italic" style:font-style-asian="italic" fo:font-size="10pt" style:font-size-asian="10pt"/>
    </style:style>
    <style:style style:name="T59" style:parent-style-name="DefaultParagraphFont" style:family="text">
      <style:text-properties fo:font-style="italic" style:font-style-asian="italic" fo:font-size="10pt" style:font-size-asian="10pt"/>
    </style:style>
    <style:style style:name="T60" style:parent-style-name="DefaultParagraphFont" style:family="text">
      <style:text-properties fo:font-style="italic" style:font-style-asian="italic" fo:font-size="10pt" style:font-size-asian="10pt"/>
    </style:style>
    <style:style style:name="T61" style:parent-style-name="DefaultParagraphFont" style:family="text">
      <style:text-properties fo:font-style="italic" style:font-style-asian="italic" fo:font-size="10pt" style:font-size-asian="10pt"/>
    </style:style>
    <style:style style:name="T62" style:parent-style-name="DefaultParagraphFont" style:family="text">
      <style:text-properties fo:font-style="italic" style:font-style-asian="italic" fo:font-size="10pt" style:font-size-asian="10pt"/>
    </style:style>
    <style:style style:name="T63" style:parent-style-name="DefaultParagraphFont" style:family="text">
      <style:text-properties fo:font-style="italic" style:font-style-asian="italic" fo:font-size="10pt" style:font-size-asian="10pt"/>
    </style:style>
    <style:style style:name="T64" style:parent-style-name="DefaultParagraphFont" style:family="text">
      <style:text-properties fo:font-style="italic" style:font-style-asian="italic" fo:font-size="10pt" style:font-size-asian="10pt"/>
    </style:style>
    <style:style style:name="T65" style:parent-style-name="DefaultParagraphFont" style:family="text">
      <style:text-properties fo:font-style="italic" style:font-style-asian="italic" fo:font-size="10pt" style:font-size-asian="10pt"/>
    </style:style>
    <style:style style:name="T66" style:parent-style-name="DefaultParagraphFont" style:family="text">
      <style:text-properties fo:font-style="italic" style:font-style-asian="italic" fo:font-size="10pt" style:font-size-asian="10pt"/>
    </style:style>
  </office:automatic-styles>
  <office:body>
    <office:text text:use-soft-page-breaks="true">
      <text:h text:style-name="P1" text:outline-level="1">Assignment 4 - Towards a just and fair Internet: applying Rawls’ principles of justice to Internet regulation David M. Douglas</text:h>
      <text:h text:style-name="Heading2" text:outline-level="2">Introduction</text:h>
      <text:p text:style-name="Normal">The article ‘Towards a just and fair Internet: applying Rawls’ principles of justice to Internet regulation’ written by David M. Douglas is about fair distribution of internet across the world, he puts himself into the position of imagining what the world would be like without internet access. He even considers the internet to be a human right. Douglas says<text:s/><text:span text:style-name="T2">‘Internet access to be a human right are often ambiguous about what ‘Internet access’ means in this context.’</text:span><text:span text:style-name="T3"><text:s/></text:span><text:span text:style-name="T4">- M Douglas (2015)<text:s/></text:span>The internet can be used in such a vast variety ways and is to be considered a luxury instead of an essential.</text:p>
      <text:p text:style-name="Normal">Douglas uses Rawls theory of justice to justify his justice to internet regulation. Specifically, he uses Rawls’ concept, ‘the veil of ignorance’ and how he uses this to justify how the internet can be made fair. Rawls has a 4 stage sequence which ‘is used to overcome a gap that<text:span text:style-name="T5"><text:s/></text:span><text:span text:style-name="T6">‘exists between formulating general principles of justice and the laws and regulations that implement them in society’ - M Douglas (2015)</text:span></text:p>
      <text:h text:style-name="Heading2" text:outline-level="2">Rawls’ theory of justice</text:h>
      <text:p text:style-name="Normal">In this section, I will be explaining Rawls’ theory of justice and how this is relevant to justice of internet regulations.<text:s/></text:p>
      <text:p text:style-name="Normal">A theory that Rawls uses is the concept of ‘participants’ ‘<text:span text:style-name="T7">The participants in the original position act as representatives of those who will live in the society that will follow the theories of justice and the political institutions that emerge from their discussion. The participants have no knowledge of who they might be in that society: their individual circumstances and whatever benefits or disadvantages they may have are unknown to them. The participants are behind what Rawls (1971) calls a ‘veil of ignorance’’<text:s/></text:span>– M Douglas (2015) this means that the participants are using the theory of justice – ‘participants’ follow their rules given by Rawls. <text:s/>A rule of Rawls is this concept of ‘the veil of ignorance’. These rules are to be used chronologically. Firstly, they have to follow the two principles.<text:s/><text:span text:style-name="T8">‘These two principles can be called the Principle of Equal Basic Liberties and the Difference Principle’</text:span><text:span text:style-name="T9"><text:s/></text:span>– M Douglas (2015)</text:p>
      <text:p text:style-name="P10">1. Each person is to have an equal right to the most extensive total system of equal basic liberties compatible with a similar system of liberty for all.<text:s/></text:p>
      <text:p text:style-name="P11">2. Social and economic inequalities are to be arranged so that they are both:<text:s/></text:p>
      <text:p text:style-name="P12">(a) to the greatest benefit of the least advantaged, consistent with the just savings principle (b) attached to offices and positions open to all under conditions of fair equality of opportunity (p. 302).</text:p>
      <text:p text:style-name="Normal">A concept of Rawls that Douglas uses, is the veil of ignorance. Anyone in the veil of ignorance could be someone wanting join an equal society. If someone joined our society when it wasn’t equal, they could be unlucky and be living in a less fortunate country. People in the veil of ignorance would consider what a perfect society would be like. Rawls’ theory suggests that we should all consider what it would be like to live in the veil of ignorance and perhaps we could live in a society that is more fair. As Douglas states:<text:s/><text:span text:style-name="T13">‘</text:span><text:span text:style-name="T14">This ‘veil of ignorance’ prevents individuals in the original position from making self-interested decisions about society by denying them information about who they will be within the society they design.’</text:span><text:span text:style-name="T15"><text:s/></text:span><text:span text:style-name="T16">- M Douglas (2015)</text:span></text:p>
      <text:p text:style-name="P17"/>
      <text:p text:style-name="P18"/>
      <text:soft-page-break/>
      <text:p text:style-name="P19">After this, the participant would then do the four stage sequence.</text:p>
      <text:p text:style-name="P20"><text:span text:style-name="T21">1)<text:s/></text:span><text:span text:style-name="T22">‘The original position. Only general social theory is made available to the participants, allowing them to act as their ‘noumenal selves’ ’<text:s/></text:span><text:span text:style-name="T23">- M Douglas (2015)<text:s/></text:span>This is considered the ‘starting position’ where they’re placed in this place where they do not make self-interested decisions and they’re inexistent to anyone else.</text:p>
      <text:p text:style-name="P24"><text:span text:style-name="T25">2)<text:s/></text:span>Participants would then represent the society in a constitution based upon placing themselves in their noumenal state (veil of ignorance). ‘<text:span text:style-name="T26">General information about the society is now revealed to the participants. This stage serves as a constitutional convention where the participants act as delegates to decide on a just political constitution that reflects the principles of justice agreed upon in the first stage.’ –<text:s/></text:span><text:span text:style-name="T27">M Douglas (2015)<text:s/></text:span>At this stage they only just realise what the general society is like, they see basic trends and traits of the society. They will also decide how the society would benefit everyone else.</text:p>
      <text:p text:style-name="P28">3) This is where the participant would act as a legislator and add/change or remove laws based on the knowledge they have gained from the 2<text:span text:style-name="T29">nd</text:span><text:s/>stage. Douglas states this here:<text:span text:style-name="T30"><text:s/></text:span><text:span text:style-name="T31">This is the legislative stage where laws are proposed that implement the decisions made in the constitutional stage.<text:s/></text:span>- M Douglas (2015)</text:p>
      <text:p text:style-name="P32">4) The 4<text:span text:style-name="T33">th</text:span><text:s/>stage (judicial stage) is where<text:s/><text:span text:style-name="T34">‘all relevant information available to the participants. The participants act as judges and administrators who apply the laws and policies accepted in stage 3, and as the citizens who abide by them (Rawls 1971)’<text:s/></text:span>- M Douglas (2015)</text:p>
      <text:h text:style-name="Heading2" text:outline-level="2">Implementation of information technology into the four-stage sequence</text:h>
      <text:h text:style-name="Heading3" text:outline-level="3">Stage 1</text:h>
      <text:p text:style-name="P35">Douglas begins to use the definition of information technology to help. ‘<text:span text:style-name="T36">The phrase ‘information technology’ itself provides a starting point: it involves artefacts that deal with storing, transmitting, and presenting information to those who utilize them.’<text:s/></text:span>– (M Douglas 2015) This proves that information technology is very much about storing, showing and sharing data. This is something that is extremely useful and is what modern day technology is built upon. Douglas shows that despite you can use this data in an effective approach, it can also be used maliciously as well. With telephones, you send data, they receive it and it isn’t stored. You know where your data is going and how the end user is going to process it, the process is set in stone. However, with a computer, users can manipulate the data however the please, this means that if the telephones receiving end was a computer, they could listen to it, record it and also share it. ‘<text:span text:style-name="T37">Computers can control the information they store, transmit, and present according to the instructions contained in their programming. This creates the possibility of such devices performing actions without the user’s knowledge.’</text:span><text:s/>- M Douglas (2015). Because of this manipulation, you could consider this to be a limitation of the technology but you would assume anyone could do anything with this data. ‘<text:span text:style-name="T38">It is more realistic to claim that the device may act in ways in which the user is unaware.’</text:span><text:s/>- M Douglas (2015). As Douglas says,<text:span text:style-name="T39"><text:s/>‘This possibility increases the risk of the user’s privacy being invaded.’ (2015).</text:span></text:p>
      <text:p text:style-name="P40">As this data processing is so huge, a lot can be done with it, hence our modern day society with social media, cloud storage. As anyone can do anything with this data they receive, it is changed by our society and thus, run by it. ‘<text:span text:style-name="T41">The complexity of the software running on modern computers and the scale of computer networks are just two examples of how information technology is a social product’<text:s/></text:span>M Douglas (2015).</text:p>
      <text:p text:style-name="P42">By causes of the internet being distrusted so largely, not everyone will want their data to be used by everyone. Consequently as Douglas says: ‘<text:span text:style-name="T43">The technology and resources necessary to<text:s/></text:span><text:soft-page-break/><text:span text:style-name="T44">create private networks will be result of developing public network infrastructure’ -</text:span><text:s/>M Douglas (2015). This means that creating more security will be good as you can still provide data to the pubic with limit on what you want to show them.<text:s/><text:s/>Douglas (2015) also says that<text:s/><text:span text:style-name="T45">‘</text:span><text:span text:style-name="T46">the worst-off group in society envisioned in stage 1 (the original position) who additionally do not possess information devices.’</text:span></text:p>
      <text:h text:style-name="Heading3" text:outline-level="3">Stage 2</text:h>
      <text:p text:style-name="Normal">From these general points about information technology we can along with the other information supplied in stage 2, the participants are given the following description of information technology:<text:s/></text:p>
      <text:list text:style-name="LFO1" text:continue-numbering="true">
        <text:list-item>
          <text:p text:style-name="P47">Each individual may possess one or more computational devices that she uses to access and store information. (These are computing devices).<text:s/></text:p>
        </text:list-item>
        <text:list-item>
          <text:p text:style-name="P48">The information stored on these devices may be transmitted to other computing devices via a network. (Such networks are information networks).</text:p>
        </text:list-item>
        <text:list-item>
          <text:p text:style-name="P49">The actions described in points 1 and 2 may occur with or without the knowledge of the possessor of the computing device.<text:s/></text:p>
        </text:list-item>
        <text:list-item>
          <text:p text:style-name="P50">Computing devices and information networks are products of social co-operation.</text:p>
        </text:list-item>
      </text:list>
      <text:p text:style-name="Normal">M Douglas (2015)</text:p>
      <text:p text:style-name="Normal">As you can see from these steps above Douglas is implementing Rawls’ laws as mentioned before. Using these steps<text:s/><text:span text:style-name="T51">‘prevents the particular characteristics of specific devices and networks from influencing the decisions of those behind the veil of ignorance.’ -</text:span><text:s/>M Douglas (2015)</text:p>
      <text:p text:style-name="Normal"/>
      <text:h text:style-name="Heading3" text:outline-level="3">Stage 3<text:s/>&amp;<text:s/>4</text:h>
      <text:p text:style-name="Normal">In stage 3 and 4 Douglas (2015) says how<text:s/><text:span text:style-name="T52">‘we can begin to distinguish between different kinds of information devices and networks and consider whether different forms of regulation are appropriate for them.’</text:span><text:span text:style-name="T53">.<text:s/></text:span>What Douglas means by this is that some rules and laws might be applicable to certain devices or even perhaps data being restricted to a specific device.<text:s/>Not only this, people who use the networks shouldn’t attempt to breach other people’s networks, e.g. hacking. Therefore a just network is defined by Douglas (2015) as so:<text:s/><text:span text:style-name="T54">‘A just network allows for accessing and exchanging information in ways that support the primary goods of those who use it and are in accordance with the principles of justice.’</text:span><text:span text:style-name="T55">.<text:s/></text:span>This can stir up conflict to as whose information is whose therefore<text:s/>‘<text:span text:style-name="T56">Computing devices must allow users to control information in ways that are consistent with their own conception of the good and are in accordance with the principles of justice.</text:span><text:span text:style-name="T57">’<text:s/></text:span>– Douglas (2015).<text:s/></text:p>
      <text:p text:style-name="Normal">As you can see, Rawls’ theory can be applied quite well. However, a good point that Douglas<text:s/>(2015)<text:s/>raised is that<text:s/><text:span text:style-name="T58">‘Rawls confines this methodology to determining justice within a society, rather than between different societies.</text:span><text:span text:style-name="T59">’</text:span><text:span text:style-name="T60">.<text:s/></text:span>In the scope of time too, this only applies to our society at the moment. Our interaction with the internet in the past was either inexistent or rarely used.<text:s/>In the future it’s likely we will still use network, but there will be different and newer ways of interacting with<text:s/>the internet.<text:s/>Different cultures and countries would want the majority of their nation to interact with the internet different. Douglas would work around this issue as so: ‘<text:span text:style-name="T61">For issues about international Internet regulation, the participants would be representatives of the populations</text:span><text:span text:style-name="T62">’.<text:s/></text:span>Douglas<text:s/>(2015)<text:s/>mentions<text:s/>that<text:s/>actually applying these rights to everyone would be an economical nightmare. ‘<text:span text:style-name="T63">The worst-off group would then be the people of the most-disadvantaged country</text:span><text:span text:style-name="T64">’</text:span><text:s/>Countries that can afford technology would invest<text:s/>in more technology allowing them to sell to unfortunate countries.<text:s/>This would make more economically developed countries even more economically developed.</text:p>
      <text:soft-page-break/>
      <text:p text:style-name="Normal">Douglas believes that<text:s/>there will be different methods for<text:s/><text:span text:style-name="T65">‘countries and groups with diverse political and social commitments to find common ground despite their differences’</text:span><text:span text:style-name="T66"><text:s/></text:span>despite the fact that Douglas<text:s/>believes this controversy<text:s/>will possible, he knows it<text:s/>will also be difficult.</text:p>
      <text:h text:style-name="Heading2" text:outline-level="2">Conclusion</text:h>
      <text:p text:style-name="Normal">All in all,<text:s/>I believe that<text:s/>Douglas has provided a strong argument using Rawls’ theory to back his claims.<text:s/>He has a different opinion in how the internet should function compared to how it currently does.<text:s/>I believe that the development and improvement of the internet in<text:s/>the future in this aspect is realistic and slowly, this concept would become a reality.</text:p>
      <text:p text:style-name="Normal">However, I see a lot of controversies with the concept of everyone having access to<text:s/>the internet to make it ‘just’ poorer countries would much rather have their money spent in health care improving education and other aspects.<text:s/>A large majority of the world would want internet access, but this isn’t available because of where they live and other cultural issues.<text:s/>Slowly, internet access is coming to everyone, governments are proving this for everyone already.<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margin-top="0.3333in" fo:margin-bottom="0in"/>
      <style:text-properties style:font-name-asian="DengXian Light" fo:font-weight="bold" style:font-weight-asian="bold" fo:color="#1F4E79" fo:font-size="14pt" style:font-size-asian="14pt"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0416in" fo:margin-bottom="0in"/>
      <style:text-properties style:font-name-asian="DengXian Light" fo:font-weight="bold" style:font-weight-asian="bold" fo:color="#5B9BD5" fo:font-size="13pt" style:font-size-asian="13pt" style:font-size-complex="13pt"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0277in" fo:margin-bottom="0in"/>
      <style:text-properties style:font-name-asian="DengXian Light" fo:color="#5B9BD5" style:font-size-complex="12pt" fo:hyphenate="false"/>
    </style:style>
    <style:style style:name="Normal" style:display-name="Normal" style:family="paragraph">
      <style:text-properties style:font-name="Aria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DengXian Light" style:font-name-complex="Times New Roman" fo:font-weight="bold" style:font-weight-asian="bold" fo:color="#1F4E79" fo:font-size="14pt" style:font-size-asian="14pt" style:font-size-complex="16pt"/>
    </style:style>
    <style:style style:name="Heading2Char" style:display-name="Heading 2 Char" style:family="text" style:parent-style-name="DefaultParagraphFont">
      <style:text-properties style:font-name="Arial" style:font-name-asian="DengXian Light" style:font-name-complex="Times New Roman" fo:font-weight="bold" style:font-weight-asian="bold" fo:color="#5B9BD5" fo:font-size="13pt" style:font-size-asian="13pt" style:font-size-complex="13pt"/>
    </style:style>
    <style:style style:name="Heading3Char" style:display-name="Heading 3 Char" style:family="text" style:parent-style-name="DefaultParagraphFont">
      <style:text-properties style:font-name="Arial" style:font-name-asian="DengXian Light" style:font-name-complex="Times New Roman" fo:color="#5B9BD5"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34in dotted #000000" fo:padding-top="0.1548in" fo:padding-left="0.6631in" fo:padding-bottom="0.1548in" fo:padding-right="0.6631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Oli Legg – 201244658<text:tab/><text:tab/>Computer Science w/ Software Development</text:p>
        <text:p text:style-name="Header">University of Liverpool<text:tab/><text:tab/>Assignment 4 – <text:s/>COMP107</text:p>
      </style:header>
      <style:footer>
        <text:p text:style-name="Footer">Source of article:<text:s/><text:a xlink:href="https://link.springer.com/article/10.1007/s10676-015-9361-1" office:target-frame-name="_top" xlink:show="replace"><text:span text:style-name="Hyperlink">https://link.springer.com/article/10.1007/s10676-015-9361-1</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i Legg</meta:initial-creator>
    <dc:creator>Oli Legg</dc:creator>
    <meta:creation-date>2018-01-04T13:14:00Z</meta:creation-date>
    <dc:date>2018-01-07T21:00:00Z</dc:date>
    <meta:template xlink:href="Normal.dotm" xlink:type="simple"/>
    <meta:editing-cycles>53</meta:editing-cycles>
    <meta:editing-duration>PT0S</meta:editing-duration>
    <meta:document-statistic meta:page-count="4" meta:paragraph-count="23" meta:word-count="1788" meta:character-count="11958" meta:row-count="84" meta:non-whitespace-character-count="10193"/>
  </office:meta>
</office:document-meta>
</file>